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4pt" fo:font-weight="bold" officeooo:rsid="00062fcb" officeooo:paragraph-rsid="00062fcb" style:font-size-asian="21pt" style:font-weight-asian="bold" style:font-size-complex="24pt" style:font-weight-complex="bold"/>
    </style:style>
    <style:style style:name="P2" style:family="paragraph" style:parent-style-name="Standard">
      <style:text-properties style:font-name="Arial" fo:font-size="12pt" fo:font-weight="bold" officeooo:rsid="00062fcb" officeooo:paragraph-rsid="00062fcb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fo:font-weight="bold" officeooo:rsid="00062fcb" officeooo:paragraph-rsid="00081c9e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Arial" fo:font-size="12pt" fo:font-weight="bold" officeooo:rsid="00085b6a" officeooo:paragraph-rsid="00085b6a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Arial" fo:font-size="12pt" fo:font-weight="normal" officeooo:rsid="00062fcb" officeooo:paragraph-rsid="00062fcb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Arial" fo:font-size="12pt" fo:font-weight="normal" officeooo:rsid="00062fcb" officeooo:paragraph-rsid="00081c9e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Arial" fo:font-size="12pt" fo:font-weight="normal" officeooo:rsid="00062fcb" officeooo:paragraph-rsid="00138a1c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Arial" fo:font-size="12pt" fo:font-weight="normal" officeooo:rsid="00062fcb" officeooo:paragraph-rsid="00145c25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Arial" fo:font-size="12pt" fo:font-weight="normal" officeooo:paragraph-rsid="000d718d"/>
    </style:style>
    <style:style style:name="P10" style:family="paragraph" style:parent-style-name="Standard">
      <style:text-properties style:font-name="Arial" fo:font-size="12pt" fo:font-weight="normal" officeooo:paragraph-rsid="00115f6a"/>
    </style:style>
    <style:style style:name="P11" style:family="paragraph" style:parent-style-name="Standard">
      <style:text-properties style:font-name="Arial" fo:font-size="12pt" officeooo:paragraph-rsid="00062fcb" style:font-size-asian="12pt" style:font-size-complex="12pt"/>
    </style:style>
    <style:style style:name="P12" style:family="paragraph" style:parent-style-name="Standard">
      <style:text-properties style:font-name="Arial" fo:font-size="12pt" officeooo:paragraph-rsid="00081c9e" style:font-size-asian="12pt" style:font-size-complex="12pt"/>
    </style:style>
    <style:style style:name="P13" style:family="paragraph" style:parent-style-name="Standard">
      <style:text-properties style:font-name="Arial" fo:font-size="12pt" fo:font-style="normal" fo:font-weight="bold" officeooo:rsid="00062fcb" officeooo:paragraph-rsid="00081c9e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text-properties style:font-name="Arial" fo:font-size="11pt" fo:font-weight="bold" officeooo:rsid="00062fcb" officeooo:paragraph-rsid="00081c9e" style:font-size-asian="11pt" style:font-weight-asian="bold" style:font-size-complex="11pt" style:font-weight-complex="bold"/>
    </style:style>
    <style:style style:name="P15" style:family="paragraph" style:parent-style-name="Standard">
      <style:text-properties fo:color="#d4d4d4" style:font-name="Consolas" fo:font-size="10.5pt" fo:font-weight="normal" officeooo:rsid="00062fcb" officeooo:paragraph-rsid="00081c9e" fo:background-color="#1e1e1e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Arial" fo:font-size="12pt" fo:font-weight="normal" officeooo:rsid="000d718d" officeooo:paragraph-rsid="00115f6a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Arial" fo:font-size="12pt" fo:font-weight="bold" officeooo:rsid="00062fcb" officeooo:paragraph-rsid="00081c9e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Arial" fo:font-size="12pt" fo:font-weight="bold" officeooo:paragraph-rsid="00115f6a" style:font-weight-asian="bold" style:font-weight-complex="bold"/>
    </style:style>
    <style:style style:name="P19" style:family="paragraph" style:parent-style-name="Standard">
      <style:text-properties fo:color="#d4d4d4" style:font-name="Consolas" fo:font-size="10.5pt" fo:font-weight="normal" officeooo:paragraph-rsid="00115f6a" fo:background-color="#1e1e1e"/>
    </style:style>
    <style:style style:name="P20" style:family="paragraph" style:parent-style-name="Standard">
      <style:text-properties fo:color="#d4d4d4" style:font-name="Consolas" fo:font-size="10.5pt" fo:font-weight="normal" officeooo:rsid="00062fcb" officeooo:paragraph-rsid="00081c9e" fo:background-color="#1e1e1e" style:font-size-asian="12pt" style:font-weight-asian="bold" style:font-size-complex="12pt" style:font-weight-complex="bold"/>
    </style:style>
    <style:style style:name="T1" style:family="text">
      <style:text-properties fo:font-weight="normal" officeooo:rsid="00062fcb" style:font-weight-asian="normal" style:font-weight-complex="normal"/>
    </style:style>
    <style:style style:name="T2" style:family="text">
      <style:text-properties officeooo:rsid="00085b6a"/>
    </style:style>
    <style:style style:name="T3" style:family="text">
      <style:text-properties officeooo:rsid="00091a50"/>
    </style:style>
    <style:style style:name="T4" style:family="text">
      <style:text-properties officeooo:rsid="00094c97"/>
    </style:style>
    <style:style style:name="T5" style:family="text">
      <style:text-properties fo:font-size="11pt" officeooo:rsid="00094c97" style:font-size-asian="11pt" style:font-size-complex="11pt"/>
    </style:style>
    <style:style style:name="T6" style:family="text">
      <style:text-properties officeooo:rsid="00094dec"/>
    </style:style>
    <style:style style:name="T7" style:family="text">
      <style:text-properties officeooo:rsid="000b4ca4"/>
    </style:style>
    <style:style style:name="T8" style:family="text">
      <style:text-properties officeooo:rsid="000cb1ee"/>
    </style:style>
    <style:style style:name="T9" style:family="text">
      <style:text-properties fo:color="#808080" style:font-name="Consolas" fo:font-size="10.5pt" fo:background-color="#1e1e1e" loext:char-shading-value="0"/>
    </style:style>
    <style:style style:name="T10" style:family="text">
      <style:text-properties fo:color="#569cd6" style:font-name="Consolas" fo:font-size="10.5pt" fo:background-color="#1e1e1e" loext:char-shading-value="0"/>
    </style:style>
    <style:style style:name="T11" style:family="text">
      <style:text-properties fo:color="#d4d4d4" style:font-name="Consolas" fo:font-size="10.5pt" fo:background-color="#1e1e1e" loext:char-shading-value="0"/>
    </style:style>
    <style:style style:name="T12" style:family="text">
      <style:text-properties fo:color="#9cdcfe"/>
    </style:style>
    <style:style style:name="T13" style:family="text">
      <style:text-properties fo:color="#9cdcfe" style:font-name="Consolas" fo:font-size="10.5pt" fo:background-color="#1e1e1e" loext:char-shading-value="0"/>
    </style:style>
    <style:style style:name="T14" style:family="text">
      <style:text-properties fo:color="#ce9178"/>
    </style:style>
    <style:style style:name="T15" style:family="text">
      <style:text-properties fo:color="#ce9178" style:font-name="Consolas" fo:font-size="10.5pt" fo:background-color="#1e1e1e" loext:char-shading-value="0"/>
    </style:style>
    <style:style style:name="T16" style:family="text">
      <style:text-properties fo:color="#ce9178" style:font-name="Consolas" fo:font-size="10.5pt" officeooo:rsid="000d718d" fo:background-color="#1e1e1e" loext:char-shading-value="0"/>
    </style:style>
    <style:style style:name="T17" style:family="text">
      <style:text-properties officeooo:rsid="00085b6a" style:font-size-asian="12pt" style:font-weight-asian="normal" style:font-size-complex="12pt" style:font-weight-complex="normal"/>
    </style:style>
    <style:style style:name="T18" style:family="text">
      <style:text-properties officeooo:rsid="00062fcb" style:font-size-asian="12pt" style:font-weight-asian="normal" style:font-size-complex="12pt" style:font-weight-complex="normal"/>
    </style:style>
    <style:style style:name="T19" style:family="text">
      <style:text-properties officeooo:rsid="00062fcb" style:font-size-asian="12pt" style:font-size-complex="12pt"/>
    </style:style>
    <style:style style:name="T20" style:family="text">
      <style:text-properties officeooo:rsid="00085b6a" style:font-size-asian="12pt" style:font-size-complex="12pt"/>
    </style:style>
    <style:style style:name="T21" style:family="text">
      <style:text-properties officeooo:rsid="001a84f9" style:font-size-asian="12pt" style:font-size-complex="12pt"/>
    </style:style>
    <style:style style:name="T22" style:family="text">
      <style:text-properties officeooo:rsid="00115f6a" style:font-size-asian="12pt" style:font-size-complex="12pt"/>
    </style:style>
    <style:style style:name="T23" style:family="text">
      <style:text-properties officeooo:rsid="000d718d"/>
    </style:style>
    <style:style style:name="T24" style:family="text">
      <style:text-properties fo:font-weight="bold" officeooo:rsid="000d718d" style:font-size-asian="12pt" style:font-weight-asian="bold" style:font-size-complex="12pt" style:font-weight-complex="bold"/>
    </style:style>
    <style:style style:name="T25" style:family="text">
      <style:text-properties officeooo:rsid="000e33a9"/>
    </style:style>
    <style:style style:name="T26" style:family="text">
      <style:text-properties officeooo:rsid="000f31b9"/>
    </style:style>
    <style:style style:name="T27" style:family="text">
      <style:text-properties officeooo:rsid="000f9af1"/>
    </style:style>
    <style:style style:name="T28" style:family="text">
      <style:text-properties officeooo:rsid="00102f7e"/>
    </style:style>
    <style:style style:name="T29" style:family="text">
      <style:text-properties officeooo:rsid="0010502a"/>
    </style:style>
    <style:style style:name="T30" style:family="text">
      <style:text-properties fo:color="#d7ba7d"/>
    </style:style>
    <style:style style:name="T31" style:family="text">
      <style:text-properties fo:color="#d7ba7d" style:font-name="Consolas" fo:font-size="10.5pt" fo:background-color="#1e1e1e" loext:char-shading-value="0"/>
    </style:style>
    <style:style style:name="T32" style:family="text">
      <style:text-properties fo:color="#b5cea8"/>
    </style:style>
    <style:style style:name="T33" style:family="text">
      <style:text-properties fo:color="#b5cea8" style:font-name="Consolas" fo:font-size="10.5pt" fo:background-color="#1e1e1e" loext:char-shading-value="0"/>
    </style:style>
    <style:style style:name="T34" style:family="text">
      <style:text-properties officeooo:rsid="00115f6a"/>
    </style:style>
    <style:style style:name="T35" style:family="text">
      <style:text-properties officeooo:rsid="001240da"/>
    </style:style>
    <style:style style:name="T36" style:family="text">
      <style:text-properties officeooo:rsid="00138a1c"/>
    </style:style>
    <style:style style:name="T37" style:family="text">
      <style:text-properties officeooo:rsid="00145c25"/>
    </style:style>
    <style:style style:name="T38" style:family="text">
      <style:text-properties officeooo:rsid="001495e1"/>
    </style:style>
    <style:style style:name="T39" style:family="text">
      <style:text-properties officeooo:rsid="0016e3c8"/>
    </style:style>
    <style:style style:name="T40" style:family="text">
      <style:text-properties fo:color="#dcdcaa"/>
    </style:style>
    <style:style style:name="T41" style:family="text">
      <style:text-properties officeooo:rsid="0018af64"/>
    </style:style>
    <style:style style:name="T42" style:family="text">
      <style:text-properties officeooo:rsid="001972df"/>
    </style:style>
    <style:style style:name="T43" style:family="text">
      <style:text-properties officeooo:rsid="0019e73d"/>
    </style:style>
    <style:style style:name="T44" style:family="text">
      <style:text-properties officeooo:rsid="001a84f9"/>
    </style:style>
    <style:style style:name="T45" style:family="text">
      <style:text-properties officeooo:rsid="001c2d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DEL TEMA 5 </text:p>
      <text:p text:style-name="P2"/>
      <text:p text:style-name="P4">1. <text:span text:style-name="T3">las css</text:span></text:p>
      <text:p text:style-name="P5">A) <text:span text:style-name="T3">es un lenguaje de marcas</text:span></text:p>
      <text:p text:style-name="P5">B) <text:span text:style-name="T3">es un lenguaje de hojas de estilo</text:span></text:p>
      <text:p text:style-name="P5">C) <text:span text:style-name="T3">controla el aspecto de un xml</text:span></text:p>
      <text:p text:style-name="P11"><text:span text:style-name="T1">D) </text:span>Ninguna de las otras respuestas es correcta</text:p>
      <text:p text:style-name="P11"/>
      <text:p text:style-name="P2"><text:span text:style-name="T2">2</text:span>. <text:span text:style-name="T4">¿que ventajas tiene las css?</text:span></text:p>
      <text:p text:style-name="P5">A) <text:span text:style-name="T4">que puedes cambiar los colores </text:span></text:p>
      <text:p text:style-name="P5">B) <text:span text:style-name="T5">que si tienes que hacer un cambio no hace falta hacerlo en cada pagina sino solo en el css</text:span></text:p>
      <text:p text:style-name="P5">C) <text:span text:style-name="T4">que puedes cambiar el color, tamaño, y el tipo de letra</text:span></text:p>
      <text:p text:style-name="P11"><text:span text:style-name="T1">D) </text:span>Ninguna de las otras respuestas es correcta</text:p>
      <text:p text:style-name="P11"/>
      <text:p text:style-name="P13"><text:span text:style-name="T2">3</text:span>. <text:span text:style-name="T4">¿para incluir un css en un html?</text:span></text:p>
      <text:p text:style-name="P6">A) <text:span text:style-name="T4">tienes que incluir la etiqueta style dentro del head</text:span></text:p>
      <text:p text:style-name="P6">B) <text:span text:style-name="T4">tienes que tener el css en un archivo externo</text:span></text:p>
      <text:p text:style-name="P6">C) <text:span text:style-name="T4">A y B son correctas </text:span></text:p>
      <text:p text:style-name="P12"><text:span text:style-name="T1">D) </text:span>Ninguna de las otras respuestas es correcta</text:p>
      <text:p text:style-name="P12"/>
      <text:p text:style-name="P3"><text:span text:style-name="T2">4</text:span>. <text:span text:style-name="T6">¿cual de estos NO es un atributo de la etiqueta link?</text:span></text:p>
      <text:p text:style-name="P6">A) <text:span text:style-name="T6">rel</text:span></text:p>
      <text:p text:style-name="P6">B) <text:span text:style-name="T6">type</text:span></text:p>
      <text:p text:style-name="P6">C) <text:span text:style-name="T6">href</text:span> </text:p>
      <text:p text:style-name="P12"><text:span text:style-name="T1">D) </text:span>Ninguna de las otras respuestas es correcta</text:p>
      <text:p text:style-name="P12"/>
      <text:p text:style-name="P3"><text:span text:style-name="T2">5</text:span>. <text:span text:style-name="T7">¿para que sirve la etiqueta span?</text:span></text:p>
      <text:p text:style-name="P6">A) <text:span text:style-name="T7">para eliminar una parte concreta del documento</text:span></text:p>
      <text:p text:style-name="P6">B) <text:span text:style-name="T7">para estructurar elementos de bloque </text:span></text:p>
      <text:p text:style-name="P6">C) <text:span text:style-name="T7">para marcar un dato contextual del documento que se modificara con el css</text:span> </text:p>
      <text:p text:style-name="P12"><text:span text:style-name="T1">D) </text:span>Ninguna de las otras respuestas es correcta</text:p>
      <text:p text:style-name="P12"/>
      <text:p text:style-name="P3"><text:span text:style-name="T2">6</text:span>. <text:span text:style-name="T8">el selector descendente</text:span></text:p>
      <text:p text:style-name="P6">A) <text:span text:style-name="T8">pone estilos a todos los elementos de la pagina</text:span></text:p>
      <text:p text:style-name="P6">B) <text:span text:style-name="T8">pone estilos a los elementos descendientes de otros</text:span></text:p>
      <text:p text:style-name="P6">C) <text:span text:style-name="T8">pone estilos a los que estan marcados con un &lt;div&gt;</text:span></text:p>
      <text:p text:style-name="P12"><text:span text:style-name="T1">D) </text:span>Ninguna de las otras respuestas es correcta</text:p>
      <text:p text:style-name="P12"/>
      <text:p text:style-name="P9"><text:span text:style-name="T17">7</text:span><text:span text:style-name="T18">.</text:span><text:span text:style-name="T24">¿esta bien formado este link?</text:span></text:p>
      <text:p text:style-name="P10"><text:span text:style-name="T9">&lt;</text:span><text:span text:style-name="T10">link</text:span><text:span text:style-name="T11"> </text:span><text:span text:style-name="T13">rel</text:span><text:span text:style-name="T11">=</text:span><text:span text:style-name="T15">"stylesheet"</text:span><text:span text:style-name="T11"> </text:span><text:span text:style-name="T13">type</text:span><text:span text:style-name="T11">=</text:span><text:span text:style-name="T15">"text/</text:span><text:span text:style-name="T16">html</text:span><text:span text:style-name="T15">"</text:span><text:span text:style-name="T11"> </text:span><text:span text:style-name="T13">href</text:span><text:span text:style-name="T11">=</text:span><text:span text:style-name="T15">"LMSGI_05_01_1.css"</text:span><text:span text:style-name="T11"> </text:span><text:span text:style-name="T13">media</text:span><text:span text:style-name="T11">=</text:span><text:span text:style-name="T15">"screen"</text:span><text:span text:style-name="T9">/&gt; </text:span></text:p>
      <text:p text:style-name="P16"><text:tab/></text:p>
      <text:p text:style-name="P6">A) <text:span text:style-name="T23">si </text:span></text:p>
      <text:p text:style-name="P6">B) <text:span text:style-name="T23">no</text:span></text:p>
      <text:p text:style-name="P6">C) <text:span text:style-name="T23">no, por que faltan atributos obligatorios</text:span></text:p>
      <text:p text:style-name="P12"><text:span text:style-name="T1">D) </text:span>Ninguna de las otras respuestas es correcta</text:p>
      <text:p text:style-name="P12"/>
      <text:p text:style-name="P14"><text:span text:style-name="T2">8</text:span>. <text:span text:style-name="T23">para determinar el tamaño de una fuente ¿que diferencia hay en hacerlo con px o con %?</text:span></text:p>
      <text:p text:style-name="P6">A) <text:span text:style-name="T23">que con px tienes un limite</text:span></text:p>
      <text:p text:style-name="P6">B) <text:span text:style-name="T23">que con porcentaje no tienes limites</text:span></text:p>
      <text:p text:style-name="P6">C) <text:span text:style-name="T23">que con los px puedes hacer el tamaño que quieras</text:span></text:p>
      <text:p text:style-name="P12"><text:span text:style-name="T1">D) </text:span>Ninguna de las otras respuestas es correcta</text:p>
      <text:p text:style-name="P12"><text:soft-page-break/></text:p>
      <text:p text:style-name="P3"><text:span text:style-name="T2">9</text:span>. <text:span text:style-name="T25">¿para que sirve el valor inherit?</text:span></text:p>
      <text:p text:style-name="P6">A) <text:span text:style-name="T25">para decirle a un elemento que no herede ninguna propiedad</text:span></text:p>
      <text:p text:style-name="P6">B) <text:span text:style-name="T26">para forzar que una propiedad no heredable pueda heredarse </text:span></text:p>
      <text:p text:style-name="P6">C) <text:span text:style-name="T26">para combertir todas las propiedades en propiedades no hereditarias </text:span></text:p>
      <text:p text:style-name="P12"><text:span text:style-name="T1">D) </text:span>Ninguna de las otras respuestas es correcta</text:p>
      <text:p text:style-name="P12"/>
      <text:p text:style-name="P3">1<text:span text:style-name="T2">0</text:span>. <text:span text:style-name="T27">¿la propiedad padding marca?</text:span></text:p>
      <text:p text:style-name="P6">A) <text:span text:style-name="T28">el margen interior</text:span></text:p>
      <text:p text:style-name="P6">B) <text:span text:style-name="T28">el margen exterior</text:span></text:p>
      <text:p text:style-name="P6">C) <text:span text:style-name="T28">el ancho del documento</text:span></text:p>
      <text:p text:style-name="P12"><text:span text:style-name="T1">D) </text:span>Ninguna de las otras respuestas es correcta</text:p>
      <text:p text:style-name="P12"/>
      <text:p text:style-name="P3">1<text:span text:style-name="T2">1</text:span>. <text:span text:style-name="T28">¿los bordes como vienen por defecto?</text:span></text:p>
      <text:p text:style-name="P6">A) <text:span text:style-name="T28">visibles</text:span></text:p>
      <text:p text:style-name="P6">B) <text:span text:style-name="T43">de color negro por defecto</text:span></text:p>
      <text:p text:style-name="P6">C) <text:span text:style-name="T28">transparentes</text:span></text:p>
      <text:p text:style-name="P12"><text:span text:style-name="T1">D) </text:span>Ninguna de las otras respuestas es correcta</text:p>
      <text:p text:style-name="P12"/>
      <text:p text:style-name="P3">1<text:span text:style-name="T2">2</text:span>. <text:span text:style-name="T28">¿quien tiene mas prioridad para poder visualizarse?</text:span></text:p>
      <text:p text:style-name="P6">A) <text:span text:style-name="T28">un color de fondo</text:span></text:p>
      <text:p text:style-name="P6">B) <text:span text:style-name="T28">una imagen de fondo</text:span></text:p>
      <text:p text:style-name="P6">C) <text:span text:style-name="T28">un margen </text:span><text:s/></text:p>
      <text:p text:style-name="P12"><text:span text:style-name="T1">D) </text:span>Ninguna de las otras respuestas es correcta</text:p>
      <text:p text:style-name="P12"/>
      <text:p text:style-name="P3">1<text:span text:style-name="T2">3</text:span>. <text:span text:style-name="T29">¿cual es la propiedad imprescindible para que un borde se pueda visualizar?</text:span></text:p>
      <text:p text:style-name="P6">A) <text:span text:style-name="T29">color </text:span></text:p>
      <text:p text:style-name="P6">B) <text:span text:style-name="T29">grosor </text:span></text:p>
      <text:p text:style-name="P6">C) <text:span text:style-name="T29">estilo</text:span> </text:p>
      <text:p text:style-name="P12"><text:span text:style-name="T1">D) </text:span>Ninguna de las otras respuestas es correcta</text:p>
      <text:p text:style-name="P12"/>
      <text:p text:style-name="P18"><text:span text:style-name="T19">1</text:span><text:span text:style-name="T20">4</text:span><text:span text:style-name="T19">. </text:span><text:span text:style-name="T21">¿</text:span><text:span text:style-name="T22">con que elemento se pone el # ? <text:s/>ejemplo:</text:span></text:p>
      <text:p text:style-name="P10"><text:span text:style-name="T18"><text:s/></text:span><text:span text:style-name="T31">#columnas</text:span><text:span text:style-name="T11"> {</text:span><text:span text:style-name="T13">column-count</text:span><text:span text:style-name="T11">: </text:span><text:span text:style-name="T33">3</text:span><text:span text:style-name="T11">;}</text:span></text:p>
      <text:p text:style-name="P19"/>
      <text:p text:style-name="P6">A) <text:span text:style-name="T34">con los span </text:span></text:p>
      <text:p text:style-name="P6">B) <text:span text:style-name="T34">con los div</text:span></text:p>
      <text:p text:style-name="P6">C<text:span text:style-name="T34">) con los dos</text:span></text:p>
      <text:p text:style-name="P12"><text:span text:style-name="T1">D) </text:span>Ninguna de las otras respuestas es correcta</text:p>
      <text:p text:style-name="P12"/>
      <text:p text:style-name="P18"><text:span text:style-name="T19">1</text:span><text:span text:style-name="T20">5</text:span><text:span text:style-name="T19">. </text:span><text:span text:style-name="T21">¿</text:span><text:span text:style-name="T22">esto que significa?</text:span></text:p>
      <text:p text:style-name="P10"><text:span text:style-name="T18"><text:s/></text:span><text:span text:style-name="T10">*</text:span><text:span text:style-name="T11"> {</text:span><text:span text:style-name="T13">margin-left</text:span><text:span text:style-name="T11">: </text:span><text:span text:style-name="T33">10px</text:span><text:span text:style-name="T11">;</text:span></text:p>
      <text:p text:style-name="P6"/>
      <text:p text:style-name="P6">A) <text:span text:style-name="T34">que todos los elementos tienen margenes derechos de 10 pixels</text:span></text:p>
      <text:p text:style-name="P6">B) <text:span text:style-name="T34">que todos los elementos tienen margenes de 10 pixels</text:span></text:p>
      <text:p text:style-name="P6">C) <text:span text:style-name="T34">que todos los margenes tienen 10 pixels </text:span></text:p>
      <text:p text:style-name="P12"><text:span text:style-name="T1">D) </text:span>Ninguna de las otras respuestas es correcta</text:p>
      <text:p text:style-name="P12"/>
      <text:p text:style-name="P3">1<text:span text:style-name="T2">6</text:span>. <text:span text:style-name="T35">¿que gran ventaja tienen las propiedades compuestas?</text:span></text:p>
      <text:p text:style-name="P6">A) <text:span text:style-name="T35">que puedes crear hojas de estilo mas breves y faciles de leer</text:span></text:p>
      <text:p text:style-name="P6">B) <text:span text:style-name="T35">que con ellas lleva menos tiempo crear las hojas de estilo</text:span></text:p>
      <text:p text:style-name="P6">C) <text:span text:style-name="T36">que se pueden usar en un html sin css</text:span></text:p>
      <text:p text:style-name="P12"><text:span text:style-name="T1">D) </text:span>Ninguna de las otras respuestas es correcta</text:p>
      <text:p text:style-name="P12"><text:soft-page-break/></text:p>
      <text:p text:style-name="P3">1<text:span text:style-name="T2">7</text:span>. <text:span text:style-name="T36">¿para que sirve la propiedad font family?</text:span></text:p>
      <text:p text:style-name="P7">A) <text:span text:style-name="T36">para modificar el tipo de letra por ejemplo negrita, cursiva...</text:span></text:p>
      <text:p text:style-name="P7">B) <text:span text:style-name="T36">para cambiar a mayuscula o minuscula</text:span></text:p>
      <text:p text:style-name="P6">C) <text:span text:style-name="T36">para cambiar el tipo de fuente </text:span></text:p>
      <text:p text:style-name="P12"><text:span text:style-name="T1">D) </text:span>Ninguna de las otras respuestas es correcta</text:p>
      <text:p text:style-name="P12"/>
      <text:p text:style-name="P3">1<text:span text:style-name="T2">8</text:span>. <text:span text:style-name="T37">¿cual de estos valores NO pertenece a una propiedad</text:span> <text:span text:style-name="T37">background?</text:span></text:p>
      <text:p text:style-name="P8">A) <text:s/><text:span text:style-name="T37">background-image</text:span></text:p>
      <text:p text:style-name="P8">B) <text:s/><text:span text:style-name="T37">background-attachment</text:span></text:p>
      <text:p text:style-name="P8">C) <text:s/><text:span text:style-name="T37">background-style</text:span></text:p>
      <text:p text:style-name="P12"><text:span text:style-name="T1">D) <text:s/></text:span>Ninguna de las otras respuestas es correcta</text:p>
      <text:p text:style-name="P12"/>
      <text:p text:style-name="P3">1<text:span text:style-name="T2">9</text:span>. <text:span text:style-name="T38">¿que esta indicando esto?</text:span></text:p>
      <text:p text:style-name="P15"><text:span text:style-name="T30">a:visited</text:span> { <text:span text:style-name="T12">color</text:span>: <text:span text:style-name="T14">white</text:span>;}</text:p>
      <text:p text:style-name="P6"/>
      <text:p text:style-name="P6">A) <text:span text:style-name="T38">que al pasar el cursor por encima del enlace este cambia a blanco</text:span></text:p>
      <text:p text:style-name="P6">B) <text:span text:style-name="T38">que una vez que pichaste el enlace este cambia a blanco</text:span></text:p>
      <text:p text:style-name="P6">C) <text:span text:style-name="T38">que el color del enlace sera el blanco</text:span> </text:p>
      <text:p text:style-name="P12"><text:span text:style-name="T1">D) </text:span>Ninguna de las otras respuestas es correcta</text:p>
      <text:p text:style-name="P12"/>
      <text:p text:style-name="P3"><text:span text:style-name="T2">20</text:span>. <text:span text:style-name="T39">¿que quiere decir esto?</text:span></text:p>
      <text:p text:style-name="P20"><text:span text:style-name="T30">a:hover</text:span> { <text:span text:style-name="T12">background-color</text:span>: <text:span text:style-name="T40">rgb</text:span>(<text:span text:style-name="T32">4</text:span>, <text:span text:style-name="T32">252</text:span>, <text:span text:style-name="T32">57</text:span>);}</text:p>
      <text:p text:style-name="P3"/>
      <text:p text:style-name="P6">A) <text:span text:style-name="T39">que el color del enlace cambia cuando el cursor pasa por encima de el </text:span></text:p>
      <text:p text:style-name="P6">B) <text:span text:style-name="T39">que el color del enlace cambia cuando ya has pinchado en el </text:span></text:p>
      <text:p text:style-name="P6">C) <text:span text:style-name="T39">que el color de fondo cambia cuando pasas el cursor por el enlace</text:span></text:p>
      <text:p text:style-name="P12"><text:span text:style-name="T1">D) </text:span>Ninguna de las otras respuestas es correcta</text:p>
      <text:p text:style-name="P12"/>
      <text:p text:style-name="P3"><text:span text:style-name="T2">2</text:span>1. <text:span text:style-name="T41">¿que tipo de posicionamiento hace que se pueda asignar cualquier posicion a un elemento en la pagina?</text:span></text:p>
      <text:p text:style-name="P6">A) <text:span text:style-name="T42">normal</text:span></text:p>
      <text:p text:style-name="P6">B) <text:span text:style-name="T42">flotante</text:span></text:p>
      <text:p text:style-name="P6">C) <text:span text:style-name="T44">absoluto</text:span></text:p>
      <text:p text:style-name="P12"><text:span text:style-name="T1">D) </text:span>Ninguna de las otras respuestas es correcta</text:p>
      <text:p text:style-name="P12"/>
      <text:p text:style-name="P3"><text:span text:style-name="T2">22</text:span>. <text:span text:style-name="T42">¿se puede usar la propiedad float para centrar elementos en una pagina?</text:span></text:p>
      <text:p text:style-name="P6">A) <text:span text:style-name="T42">si</text:span></text:p>
      <text:p text:style-name="P6">B) <text:span text:style-name="T42">no, por que no existe el valor center para un float </text:span></text:p>
      <text:p text:style-name="P6">C) <text:span text:style-name="T42">si, pero no se utiliza mucho</text:span></text:p>
      <text:p text:style-name="P12"><text:span text:style-name="T1">D) </text:span>Ninguna de las otras respuestas es correcta</text:p>
      <text:p text:style-name="P12"/>
      <text:p text:style-name="P3"><text:span text:style-name="T2">23</text:span>. <text:span text:style-name="T43">en el esquema absoluto ¿que posicion viene por defecto?</text:span></text:p>
      <text:p text:style-name="P6">A) <text:span text:style-name="T43">fixed</text:span></text:p>
      <text:p text:style-name="P6">B) <text:span text:style-name="T43">absolute</text:span></text:p>
      <text:p text:style-name="P6">C) <text:span text:style-name="T43">relative</text:span> </text:p>
      <text:p text:style-name="P12"><text:span text:style-name="T1">D) </text:span>Ninguna de las otras respuestas es correcta</text:p>
      <text:p text:style-name="P12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text:span text:style-name="T2">24</text:span>. <text:span text:style-name="T44">¿que posicion del esquema absoluto nos permite fijar un elemento en la esquina superior izquierda?</text:span></text:p>
      <text:p text:style-name="P6">A) <text:span text:style-name="T44">stactic</text:span></text:p>
      <text:p text:style-name="P6">B) <text:span text:style-name="T44">fixed </text:span></text:p>
      <text:p text:style-name="P6">C) <text:span text:style-name="T44">relative</text:span> </text:p>
      <text:p text:style-name="P12"><text:span text:style-name="T1">D) </text:span>Ninguna de las otras respuestas es correcta</text:p>
      <text:p text:style-name="P6"/>
      <text:p text:style-name="P3"><text:span text:style-name="T2">25</text:span>. <text:span text:style-name="T45">¿cual es el peor metodo para incluir un css en un documento html?</text:span></text:p>
      <text:p text:style-name="P6">A) <text:span text:style-name="T45">incluir el css en el head </text:span></text:p>
      <text:p text:style-name="P6">B) <text:span text:style-name="T45">incluir el css en los elementos</text:span></text:p>
      <text:p text:style-name="P6">C) <text:span text:style-name="T45">definir el css en un archivo externo</text:span></text:p>
      <text:p text:style-name="P12"><text:span text:style-name="T1">D) </text:span>Ninguna de las otras respuestas es correcta</text:p>
      <text:p text:style-name="P12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21:44:25.305000000</meta:creation-date>
    <dc:date>2020-04-10T14:26:42.594000000</dc:date>
    <meta:editing-duration>PT1H18M48S</meta:editing-duration>
    <meta:editing-cycles>5</meta:editing-cycles>
    <meta:generator>LibreOffice/6.2.5.2$Windows_X86_64 LibreOffice_project/1ec314fa52f458adc18c4f025c545a4e8b22c159</meta:generator>
    <meta:document-statistic meta:table-count="0" meta:image-count="0" meta:object-count="0" meta:page-count="4" meta:paragraph-count="132" meta:word-count="953" meta:character-count="5193" meta:non-whitespace-character-count="4337"/>
  </office:meta>
</office:document-meta>
</file>